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Standard" style:list-style-name="L1"/>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Heading_20_1" style:master-page-name="First_20_Page">
      <style:paragraph-properties style:page-number="auto"/>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76987536" text:id="ct376987536">
          <text:insertion>
            <office:change-info>
              <dc:creator>Bob Jacobsen</dc:creator>
              <dc:date>2012-05-14T07:50:00</dc:date>
            </office:change-info>
          </text:insertion>
        </text:changed-region>
        <text:changed-region xml:id="ct375738224" text:id="ct375738224">
          <text:deletion>
            <office:change-info>
              <dc:creator>Bob Jacobsen</dc:creator>
              <dc:date>2012-05-14T07:50:00</dc:date>
            </office:change-info>
            <text:p text:style-name="Standard">es</text:p>
          </text:deletion>
        </text:changed-region>
        <text:changed-region xml:id="ct375422448" text:id="ct375422448">
          <text:insertion>
            <office:change-info>
              <dc:creator>Bob Jacobsen</dc:creator>
              <dc:date>2012-05-14T07:51:00</dc:date>
            </office:change-info>
          </text:insertion>
        </text:changed-region>
        <text:changed-region xml:id="ct375539328" text:id="ct375539328">
          <text:deletion>
            <office:change-info>
              <dc:creator>Bob Jacobsen</dc:creator>
              <dc:date>2012-05-14T07:50:00</dc:date>
            </office:change-info>
            <text:p text:style-name="Standard"><text:s/>are strongly suggested</text:p>
          </text:deletion>
        </text:changed-region>
        <text:changed-region xml:id="ct851399552" text:id="ct851399552">
          <text:deletion>
            <office:change-info>
              <dc:creator>Bob Jacobsen</dc:creator>
              <dc:date>2012-05-14T07:50:00</dc:date>
            </office:change-info>
            <text:p text:style-name="Standard">; </text:p>
          </text:deletion>
        </text:changed-region>
        <text:changed-region xml:id="ct851352256" text:id="ct851352256">
          <text:insertion>
            <office:change-info>
              <dc:creator>Bob Jacobsen</dc:creator>
              <dc:date>2012-05-14T07:50:00</dc:date>
            </office:change-info>
          </text:insertion>
        </text:changed-region>
        <text:changed-region xml:id="ct343539136" text:id="ct343539136">
          <text:insertion>
            <office:change-info>
              <dc:creator>Bob Jacobsen</dc:creator>
              <dc:date>2012-05-14T07:51:00</dc:date>
            </office:change-info>
          </text:insertion>
        </text:changed-region>
        <text:changed-region xml:id="ct347668464" text:id="ct347668464">
          <text:insertion>
            <office:change-info>
              <dc:creator>Bob Jacobsen</dc:creator>
              <dc:date>2012-05-14T07:46:00</dc:date>
            </office:change-info>
          </text:insertion>
        </text:changed-region>
        <text:changed-region xml:id="ct347768192" text:id="ct347768192">
          <text:insertion>
            <office:change-info>
              <dc:creator>Bob Jacobsen</dc:creator>
              <dc:date>2012-05-14T07:47:00</dc:date>
            </office:change-info>
          </text:insertion>
        </text:changed-region>
        <text:changed-region xml:id="ct347939424" text:id="ct347939424">
          <text:deletion>
            <office:change-info>
              <dc:creator>Bob Jacobsen</dc:creator>
              <dc:date>2012-05-14T07:46:00</dc:date>
            </office:change-info>
            <text:p text:style-name="Standard"><text:s/>could also be used, but in that case </text:p>
          </text:deletion>
        </text:changed-region>
        <text:changed-region xml:id="ct347917840" text:id="ct347917840">
          <text:insertion>
            <office:change-info>
              <dc:creator>Bob Jacobsen</dc:creator>
              <dc:date>2012-05-14T07:46:00</dc:date>
            </office:change-info>
          </text:insertion>
        </text:changed-region>
        <text:changed-region xml:id="ct342009552" text:id="ct342009552">
          <text:insertion>
            <office:change-info>
              <dc:creator>Bob Jacobsen</dc:creator>
              <dc:date>2012-05-14T07:46:00</dc:date>
            </office:change-info>
          </text:insertion>
        </text:changed-region>
        <text:changed-region xml:id="ct851298576" text:id="ct851298576">
          <text:deletion>
            <office:change-info>
              <dc:creator>Bob Jacobsen</dc:creator>
              <dc:date>2012-05-14T07:46:00</dc:date>
            </office:change-info>
            <text:p text:style-name="Standard">provide a way to know which is use.</text:p>
          </text:deletion>
        </text:changed-region>
        <text:changed-region xml:id="ct851317072" text:id="ct851317072">
          <text:insertion>
            <office:change-info>
              <dc:creator>Bob Jacobsen</dc:creator>
              <dc:date>2012-05-14T07:46:00</dc:date>
            </office:change-info>
          </text:insertion>
        </text:changed-region>
        <text:changed-region xml:id="ct347934816" text:id="ct347934816">
          <text:insertion>
            <office:change-info>
              <dc:creator>Bob Jacobsen</dc:creator>
              <dc:date>2012-05-14T07:47:00</dc:date>
            </office:change-info>
          </text:insertion>
        </text:changed-region>
        <text:changed-region xml:id="ct342156480" text:id="ct342156480">
          <text:deletion>
            <office:change-info>
              <dc:creator>Bob Jacobsen</dc:creator>
              <dc:date>2011-03-11T11:06:00</dc:date>
            </office:change-info>
            <text:p text:style-name="Standard">extensively</text:p>
          </text:deletion>
        </text:changed-region>
        <text:changed-region xml:id="ct342153120" text:id="ct342153120">
          <text:insertion>
            <office:change-info>
              <dc:creator>Bob Jacobsen</dc:creator>
              <dc:date>2011-03-11T11:06:00</dc:date>
            </office:change-info>
          </text:insertion>
        </text:changed-region>
        <text:changed-region xml:id="ct342153216" text:id="ct342153216">
          <text:insertion>
            <office:change-info>
              <dc:creator>Bob Jacobsen</dc:creator>
              <dc:date>2011-03-11T11:06:00</dc:date>
            </office:change-info>
          </text:insertion>
        </text:changed-region>
        <text:changed-region xml:id="ct342156208" text:id="ct342156208">
          <text:deletion>
            <office:change-info>
              <dc:creator>Bob Jacobsen</dc:creator>
              <dc:date>2011-03-11T11:06:00</dc:date>
            </office:change-info>
            <text:p text:style-name="Standard">total </text:p>
          </text:deletion>
        </text:changed-region>
        <text:changed-region xml:id="ct342327616" text:id="ct342327616">
          <text:insertion>
            <office:change-info>
              <dc:creator>Bob Jacobsen</dc:creator>
              <dc:date>2011-03-11T11:06:00</dc:date>
            </office:change-info>
          </text:insertion>
        </text:changed-region>
        <text:changed-region xml:id="ct342153392" text:id="ct342153392">
          <text:insertion>
            <office:change-info>
              <dc:creator>Bob Jacobsen</dc:creator>
              <dc:date>2011-03-11T11:05:00</dc:date>
            </office:change-info>
          </text:insertion>
        </text:changed-region>
        <text:changed-region xml:id="ct342153488" text:id="ct342153488">
          <text:insertion>
            <office:change-info>
              <dc:creator>Bob Jacobsen</dc:creator>
              <dc:date>2011-03-11T11:06:00</dc:date>
            </office:change-info>
          </text:insertion>
        </text:changed-region>
        <text:changed-region xml:id="ct342149072" text:id="ct342149072">
          <text:insertion>
            <office:change-info>
              <dc:creator>Bob Jacobsen</dc:creator>
              <dc:date>2011-06-01T05:00:00</dc:date>
            </office:change-info>
          </text:insertion>
        </text:changed-region>
        <text:changed-region xml:id="ct342146016" text:id="ct342146016">
          <text:insertion>
            <office:change-info>
              <dc:creator>Bob Jacobsen</dc:creator>
              <dc:date>2011-06-01T04:52:00</dc:date>
            </office:change-info>
          </text:insertion>
        </text:changed-region>
        <text:changed-region xml:id="ct342148928" text:id="ct342148928">
          <text:insertion>
            <office:change-info>
              <dc:creator>Bob Jacobsen</dc:creator>
              <dc:date>2011-06-01T04:55:00</dc:date>
            </office:change-info>
          </text:insertion>
        </text:changed-region>
        <text:changed-region xml:id="ct342146112" text:id="ct342146112">
          <text:insertion>
            <office:change-info>
              <dc:creator>Bob Jacobsen</dc:creator>
              <dc:date>2011-06-01T04:56:00</dc:date>
            </office:change-info>
          </text:insertion>
        </text:changed-region>
        <text:changed-region xml:id="ct342328688" text:id="ct342328688">
          <text:insertion>
            <office:change-info>
              <dc:creator>Bob Jacobsen</dc:creator>
              <dc:date>2011-06-01T04:52:00</dc:date>
            </office:change-info>
          </text:insertion>
        </text:changed-region>
        <text:changed-region xml:id="ct342142016" text:id="ct342142016">
          <text:insertion>
            <office:change-info>
              <dc:creator>Bob Jacobsen</dc:creator>
              <dc:date>2011-06-01T04:57:00</dc:date>
            </office:change-info>
          </text:insertion>
        </text:changed-region>
        <text:changed-region xml:id="ct342328880" text:id="ct342328880">
          <text:insertion>
            <office:change-info>
              <dc:creator>Bob Jacobsen</dc:creator>
              <dc:date>2011-06-01T04:58:00</dc:date>
            </office:change-info>
          </text:insertion>
        </text:changed-region>
        <text:changed-region xml:id="ct342142400" text:id="ct342142400">
          <text:deletion>
            <office:change-info>
              <dc:creator>Bob Jacobsen</dc:creator>
              <dc:date>2011-06-01T04:59:00</dc:date>
            </office:change-info>
            <text:p text:style-name="Standard"/>
            <text:p text:style-name="Standard"/>
          </text:deletion>
        </text:changed-region>
        <text:changed-region xml:id="ct342142304" text:id="ct342142304">
          <text:deletion>
            <office:change-info>
              <dc:creator>Bob Jacobsen</dc:creator>
              <dc:date>2011-06-01T04:56:00</dc:date>
            </office:change-info>
            <text:p text:style-name="Standard">If the computer has a global IP address (not part of one of the four non-global IP ranges), that can be used as described in this section. <text:s/>If the program implements multiple nodes, or wants to handle multiple invocations of the program, it needs to have a method to provide a unique value for the lowest bytes.</text:p>
          </text:deletion>
        </text:changed-region>
        <text:changed-region xml:id="ct342142208" text:id="ct342142208">
          <text:deletion>
            <office:change-info>
              <dc:creator>Bob Jacobsen</dc:creator>
              <dc:date>2011-06-01T04:59:00</dc:date>
            </office:change-info>
            <text:p text:style-name="Standard"/>
            <text:p text:style-name="Standard">Non-global IP addresses (called out as specific ranges in the Standard) will require </text:p>
          </text:deletion>
        </text:changed-region>
        <text:changed-region xml:id="ct342329376" text:id="ct342329376">
          <text:deletion>
            <office:change-info>
              <dc:creator>Bob Jacobsen</dc:creator>
              <dc:date>2011-03-12T23:47:00</dc:date>
            </office:change-info>
            <text:p text:style-name="Standard">another</text:p>
          </text:deletion>
        </text:changed-region>
        <text:changed-region xml:id="ct342329120" text:id="ct342329120">
          <text:deletion>
            <office:change-info>
              <dc:creator>Bob Jacobsen</dc:creator>
              <dc:date>2011-06-01T04:59:00</dc:date>
            </office:change-info>
            <text:p text:style-name="Standard"><text:s/>algorithm.</text:p>
          </text:deletion>
        </text:changed-region>
        <text:changed-region xml:id="ct342142112" text:id="ct342142112">
          <text:deletion>
            <office:change-info>
              <dc:creator>Bob Jacobsen</dc:creator>
              <dc:date>2011-03-12T23:47:00</dc:date>
            </office:change-info>
            <text:p text:style-name="Standard"><text:s/></text:p>
          </text:deletion>
        </text:changed-region>
        <text:changed-region xml:id="ct342329008" text:id="ct342329008">
          <text:deletion>
            <office:change-info>
              <dc:creator>Bob Jacobsen</dc:creator>
              <dc:date>2011-06-01T04:59:00</dc:date>
            </office:change-info>
            <text:p text:style-name="Standard">It may be as simple as requesting that the user get an identifier from one of the above spaces and provide it. If the software determines it has an internet connection, it could also request a unique allocation from a central source. Future work may support a unique identifier made from e.g. use of time in nanoseconds.</text:p>
          </text:deletion>
        </text:changed-region>
        <text:changed-region xml:id="ct342329616" text:id="ct342329616">
          <text:insertion>
            <office:change-info>
              <dc:creator>Bob Jacobsen</dc:creator>
              <dc:date>2011-06-01T04:59:00</dc:date>
            </office:change-info>
          </text:insertion>
        </text:changed-region>
        <text:changed-region xml:id="ct342334416" text:id="ct342334416">
          <text:insertion>
            <office:change-info>
              <dc:creator>Bob Jacobsen</dc:creator>
              <dc:date>2011-06-01T05:01:00</dc:date>
            </office:change-info>
          </text:insertion>
        </text:changed-region>
        <text:changed-region xml:id="ct342142608" text:id="ct342142608">
          <text:insertion>
            <office:change-info>
              <dc:creator>Bob Jacobsen</dc:creator>
              <dc:date>2011-06-01T05:02:00</dc:date>
            </office:change-info>
          </text:insertion>
        </text:changed-region>
        <text:changed-region xml:id="ct342142704" text:id="ct342142704">
          <text:deletion>
            <office:change-info>
              <dc:creator>Bob Jacobsen</dc:creator>
              <dc:date>2011-03-11T11:07:00</dc:date>
            </office:change-info>
            <text:p text:style-name="Standard">actual</text:p>
          </text:deletion>
        </text:changed-region>
        <text:changed-region xml:id="ct342142800" text:id="ct342142800">
          <text:insertion>
            <office:change-info>
              <dc:creator>Bob Jacobsen</dc:creator>
              <dc:date>2011-03-11T11:07:00</dc:date>
            </office:change-info>
          </text:insertion>
        </text:changed-region>
        <text:changed-region xml:id="ct342143120" text:id="ct342143120">
          <text:deletion>
            <office:change-info>
              <dc:creator>Bob Jacobsen</dc:creator>
              <dc:date>2011-03-11T11:07:00</dc:date>
            </office:change-info>
            <text:p text:style-name="Standard"><text:span text:style-name="T1">actually </text:span></text:p>
          </text:deletion>
        </text:changed-region>
        <text:changed-region xml:id="ct342320944" text:id="ct342320944">
          <text:insertion>
            <office:change-info>
              <dc:creator>Bob Jacobsen</dc:creator>
              <dc:date>2011-03-11T11:07:00</dc:date>
            </office:change-info>
          </text:insertion>
        </text:changed-region>
        <text:changed-region xml:id="ct342143696" text:id="ct342143696">
          <text:insertion>
            <office:change-info>
              <dc:creator>Bob Jacobsen</dc:creator>
              <dc:date>2011-06-25T11:34:00</dc:date>
            </office:change-info>
          </text:insertion>
        </text:changed-region>
        <text:changed-region xml:id="ct342143552" text:id="ct342143552">
          <text:insertion>
            <office:change-info>
              <dc:creator>Bob Jacobsen</dc:creator>
              <dc:date>2011-06-25T11:34:00</dc:date>
            </office:change-info>
          </text:insertion>
        </text:changed-region>
        <text:changed-region xml:id="ct342248336" text:id="ct342248336">
          <text:deletion>
            <office:change-info>
              <dc:creator>Bob Jacobsen</dc:creator>
              <dc:date>2011-06-25T11:34:00</dc:date>
            </office:change-info>
            <text:p text:style-name="Standard">Requests for these blocks should be routinely granted once <text:span text:style-name="T1">the</text:span> requestor has identified himself.</text:p>
          </text:deletion>
        </text:changed-region>
        <text:changed-region xml:id="ct342143792" text:id="ct342143792">
          <text:insertion>
            <office:change-info>
              <dc:creator>Bob Jacobsen</dc:creator>
              <dc:date>2011-06-25T11:34:00</dc:date>
            </office:change-info>
          </text:insertion>
        </text:changed-region>
        <text:changed-region xml:id="ct342144496" text:id="ct342144496">
          <text:insertion>
            <office:change-info>
              <dc:creator>Bob Jacobsen</dc:creator>
              <dc:date>2011-06-25T11:35:00</dc:date>
            </office:change-info>
          </text:insertion>
        </text:changed-region>
        <text:changed-region xml:id="ct342140944" text:id="ct342140944">
          <text:insertion>
            <office:change-info>
              <dc:creator>Bob Jacobsen</dc:creator>
              <dc:date>2011-06-25T11:40:00</dc:date>
            </office:change-info>
          </text:insertion>
        </text:changed-region>
        <text:changed-region xml:id="ct342141344" text:id="ct342141344">
          <text:insertion>
            <office:change-info>
              <dc:creator>Bob Jacobsen</dc:creator>
              <dc:date>2011-06-25T11:41:00</dc:date>
            </office:change-info>
          </text:insertion>
        </text:changed-region>
        <text:changed-region xml:id="ct342140576" text:id="ct342140576">
          <text:insertion>
            <office:change-info>
              <dc:creator>Bob Jacobsen</dc:creator>
              <dc:date>2011-06-25T11:42:00</dc:date>
            </office:change-info>
          </text:insertion>
        </text:changed-region>
        <text:changed-region xml:id="ct342141664" text:id="ct342141664">
          <text:insertion>
            <office:change-info>
              <dc:creator>Bob Jacobsen</dc:creator>
              <dc:date>2011-06-25T11:43:00</dc:date>
            </office:change-info>
          </text:insertion>
        </text:changed-region>
        <text:changed-region xml:id="ct342143888" text:id="ct342143888">
          <text:insertion>
            <office:change-info>
              <dc:creator>Bob Jacobsen</dc:creator>
              <dc:date>2011-06-25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text:change-start text:change-id="ct376987536"/>s<text:change-end text:change-id="ct376987536"/> do<text:change text:change-id="ct375738224"/>n't require any particular human-readable format<text:change-start text:change-id="ct375422448"/> for input and output<text:change-end text:change-id="ct375422448"/>, but hex-pairs with separators<text:change text:change-id="ct375539328"/>, e.g. 01.AB.34.01.CD.E3<text:change text:change-id="ct851399552"/><text:change-start text:change-id="ct851352256"/>, are<text:change-end text:change-id="ct851352256"/><text:change-start text:change-id="ct343539136"/> recommended by the Common Information TN. If<text:change-end text:change-id="ct343539136"/><text:change-start text:change-id="ct347668464"/><text:span text:style-name="T1"> any other format is used, including</text:span><text:change-end text:change-id="ct347668464"/><text:change-start text:change-id="ct347768192"/><text:span text:style-name="T1"> </text:span><text:change-end text:change-id="ct347768192"/>decimal pairs<text:change text:change-id="ct347939424"/><text:change-start text:change-id="ct347917840"/>, <text:change-end text:change-id="ct347917840"/>it's <text:change-start text:change-id="ct342009552"/>very <text:change-end text:change-id="ct342009552"/>important to <text:change text:change-id="ct851298576"/><text:change-start text:change-id="ct851317072"/>make it clear <text:change-end text:change-id="ct851317072"/><text:change-start text:change-id="ct347934816"/>how to interpret it.<text:change-end text:change-id="ct347934816"/></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text:change text:change-id="ct342156480"/><text:change-start text:change-id="ct342153120"/>efficiently<text:change-end text:change-id="ct342153120"/> used. <text:s/>For example, most NMRA members will not design their own OpenLCB nodes and need to assign node IDs, but assigning a range to every member makes it easy for those who want to, at a <text:change-start text:change-id="ct342153216"/>total <text:change-end text:change-id="ct342153216"/>cost of only 0.000016 of the <text:change text:change-id="ct342156208"/><text:change-start text:change-id="ct342327616"/>available <text:change-end text:change-id="ct342327616"/>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change-start text:change-id="ct342153392"/></text:p>
      <text:p text:style-name="P9">Allocations are meant to be unique forever, so the specification requires that new <text:change-end text:change-id="ct342153392"/><text:change-start text:change-id="ct342153488"/>allocation ranges not overlap existing ones, and allocation regions not be reused later.<text:change-end text:change-id="ct342153488"/></text:p>
      <text:h text:style-name="Heading_20_3" text:outline-level="3">Unique identifiers assigned by manufacturers</text:h>
      <text:p text:style-name="Standard">As an initial simplification, and to encourage manufacturers to adopt OpenLCB, a group of 2<text:span text:style-name="T7">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text:change-start text:change-id="ct342149072"/>a <text:change-end text:change-id="ct342149072"/>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change-start text:change-id="ct342146016"/></text:p>
      <text:p text:style-name="Standard">Initial experiments were done using 48-bit IPv4 addresses as components of unique identifiers, but this is no longer recommended for several reasons:</text:p>
      <text:list xml:id="list1587355250" text:style-name="L1">
        <text:list-item>
          <text:p text:style-name="P11">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1">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1">I<text:change-end text:change-id="ct342146016"/><text:change-start text:change-id="ct342148928"/>Pv6 is coming. <text:s/>It provides addresses that are too large to use directly. Even before that happens, <text:change-end text:change-id="ct342148928"/><text:change-start text:change-id="ct342146112"/>the various issues of IPv4 to IPv6 mapping raise all sorts of questions about uniqueness of IPv4 addresses.<text:change-end text:change-id="ct342146112"/><text:change-start text:change-id="ct342328688"/></text:p>
        </text:list-item>
        <text:list-item>
          <text:p text:style-name="P11"><text:change-end text:change-id="ct342328688"/><text:change-start text:change-id="ct342142016"/>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text:change-end text:change-id="ct342142016"/><text:change-start text:change-id="ct342328880"/>Computers that have global internet access, even if they don't have a permanent and unique IP address, can still get a unique ID from an openlcb.org-provided service.<text:change-end text:change-id="ct342328880"/><text:change text:change-id="ct342142400"/><text:change text:change-id="ct342142304"/><text:change text:change-id="ct342142208"/><text:change text:change-id="ct342329376"/><text:change text:change-id="ct342329120"/><text:change text:change-id="ct342142112"/><text:change text:change-id="ct342329008"/><text:change-start text:change-id="ct342329616"/> <text:s/>These unique IDs are provided from a <text:soft-page-break/>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Other organizations can also distribute unique IDs from within their allocated blocks. For example, an ID could be provided when a free-software program is downloaded, perhaps as part of the download package or even as part of its filename.</text:p>
      <text:p text:style-name="Standard"><text:change-end text:change-id="ct342329616"/><text:change-start text:change-id="ct342334416"/>Programs without access to an ID-providing service must use some other mechanism, which<text:change-end text:change-id="ct342334416"/><text:change-start text:change-id="ct342142608"/> may boil down to prompting the user for a unique identifier assigned by one of the other mechanisms.<text:change-end text:change-id="ct342142608"/></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text:change text:change-id="ct342142704"/><text:change-start text:change-id="ct342142800"/>detailed<text:change-end text:change-id="ct342142800"/> use of these identifiers <text:span text:style-name="T1">is</text:span><text:change text:change-id="ct342143120"/><text:span text:style-name="T1">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text:change-start text:change-id="ct342320944"/>r<text:change-end text:change-id="ct342320944"/>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text:change-start text:change-id="ct342143696"/>Requests for these blocks should be routinely granted once <text:span text:style-name="T1">the</text:span> requestor has identified himself. <text:change-end text:change-id="ct342143696"/>The 24-bit blocks are slightly scarcer, but there are still almost 2<text:span text:style-name="T7">16</text:span> of them available by using additional values for byte 2. <text:s/><text:change-start text:change-id="ct342143552"/></text:p>
      <text:p text:style-name="Standard"><text:change-end text:change-id="ct342143552"/><text:change text:change-id="ct342248336"/><text:change-start text:change-id="ct342143792"/>An initial automated system for requesting and obtaining unique ID ranges is available at <text:a xlink:type="simple" xlink:href="http://openlcb.net/trunk/web/requestuidrange.php">http://openlcb.net/trunk/web/requestuidrange.php</text:a><text:change-end text:change-id="ct342143792"/><text:change-start text:change-id="ct342144496"/> and subsequent pages. <text:s/><text:change-end text:change-id="ct342144496"/></text:p>
      <text:h text:style-name="Heading_20_3" text:outline-level="3">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h text:style-name="Heading_20_1" text:outline-level="1"><text:change-start text:change-id="ct342140944"/>Implementation Information</text:h>
      <text:p text:style-name="Standard">Specific unique ID assignments are stored in a MySQL database on the <text:a xlink:type="simple" xlink:href="http://openlcb.org/">http</text:a><text:change-end text:change-id="ct342140944"/><text:change-start text:change-id="ct342141344"/><text:a xlink:type="simple" xlink:href="http://openlcb.org/">://openlcb.org</text:a> website. The full list of assignments, include overall ranges from the specification and ranges assigned for spec<text:change-end text:change-id="ct342141344"/><text:change-start text:change-id="ct342140576"/>ific purposes and users, can be found on the <text:a xlink:type="simple" xlink:href="http://www.openlcb.org/trunk/web/viewuid.php">http://www.openlcb.org/trunk/web/viewuid.php</text:a> dynamic page.</text:p>
      <text:p text:style-name="Standard"><text:soft-page-break/>Automated allocation systems can be abused, and we don't want to give away large chunks of address space to automated requestors. <text:s/><text:change-end text:change-id="ct342140576"/><text:change-start text:change-id="ct342141664"/>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value</text:span><text:change-end text:change-id="ct342141664"/><text:change-start text:change-id="ct342143888"/><text:span text:style-name="T1"> requests get allocations.</text:span><text:change-end text:change-id="ct342143888"/></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pecification<text:tab/>1</text:p>
          <text:p text:style-name="P13"><text:s/>2.1 Introduction<text:tab/>1</text:p>
          <text:p text:style-name="P13"><text:s/>2.2 Intended Use<text:tab/>1</text:p>
          <text:p text:style-name="P13"><text:s/>2.3 References and Context<text:tab/>1</text:p>
          <text:p text:style-name="P13"><text:s/>2.4 Content and Format<text:tab/>1</text:p>
          <text:p text:style-name="P13"><text:s/>2.5 Allocation<text:tab/>1</text:p>
          <text:p text:style-name="P12"><text:s/>2.5.1 Unique identifiers assigned by manufacturers<text:tab/>2</text:p>
          <text:p text:style-name="P12"><text:s/>2.5.2 Unique identifiers assigned by members of organized groups<text:tab/>2</text:p>
          <text:p text:style-name="P12"><text:s/>2.5.3 Unique identifiers assigned by software at run-time<text:tab/>3</text:p>
          <text:p text:style-name="P12"><text:s/>2.5.4 Globally defined unique identifiers<text:tab/>4</text:p>
          <text:p text:style-name="P12"><text:s/>2.5.5 Unique identifiers assigned for use with locomotive control systems<text:tab/>4</text:p>
          <text:p text:style-name="P12"><text:s/>2.5.6 Unique identifier ranges assigned by request<text:tab/>4</text:p>
          <text:p text:style-name="P12"><text:s/>2.5.7 Reserved unique identifiers<text:tab/>4</text:p>
          <text:p text:style-name="P14"><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tracked-changes>
          <text:changed-region xml:id="ct342186144" text:id="ct342186144">
            <text:deletion>
              <office:change-info>
                <dc:creator>Bob Jacobsen</dc:creator>
                <dc:date>2011-07-23T20:06:00</dc:date>
              </office:change-info>
              <text:p text:style-name="MP4"><text:span text:style-name="MT2">Copyright 2010, by J. Day, D. Harris, B. Jacobsen, and A. Shepherd</text:span></text:p>
            </text:deletion>
          </text:changed-region>
          <text:changed-region xml:id="ct342181280" text:id="ct342181280">
            <text:insertion>
              <office:change-info>
                <dc:creator>Bob Jacobsen</dc:creator>
                <dc:date>2011-07-23T20:06:00</dc:date>
              </office:change-info>
            </text:insertion>
          </text:changed-region>
        </text:tracked-changes>
        <text:p text:style-name="MP4"><text:change text:change-id="ct342186144"/><text:change-start text:change-id="ct34218128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42181280"/><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05-14T07:51:59">5/14/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14T07:51:59">May 14, 2012</text:date></text:p>
            </table:table-cell>
            <table:table-cell table:style-name="Table1.C1" office:value-type="string">
              <text:p text:style-name="MP7">Preliminary</text:p>
            </table:table-cell>
          </table:table-row>
        </table:table>
        <text:p text:style-name="Header"/>
      </style:header>
      <style:footer>
        <text:tracked-changes>
          <text:changed-region xml:id="ct188722112" text:id="ct188722112">
            <text:deletion>
              <office:change-info>
                <dc:creator>Bob Jacobsen</dc:creator>
                <dc:date>2011-07-23T20:06:00</dc:date>
              </office:change-info>
              <text:p text:style-name="MP8"><text:span text:style-name="MT4">Copyright 2010, by J. Day, D. Harris, B. Jacobsen, and A. Shepherd</text:span></text:p>
            </text:deletion>
          </text:changed-region>
          <text:changed-region xml:id="ct342167136" text:id="ct342167136">
            <text:insertion>
              <office:change-info>
                <dc:creator>Bob Jacobsen</dc:creator>
                <dc:date>2011-07-23T20:06:00</dc:date>
              </office:change-info>
            </text:insertion>
          </text:changed-region>
        </text:tracked-changes>
        <text:p text:style-name="MP8"><text:change text:change-id="ct188722112"/><text:change-start text:change-id="ct34216713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42167136"/><text:span text:style-name="MT4"><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2-05-14T07:51:59">5/14/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13</meta:editing-cycles>
    <meta:editing-duration>PT14H39M2S</meta:editing-duration>
    <meta:generator>OpenOffice.org/3.3$Unix OpenOffice.org_project/330m20$Build-9567</meta:generator>
    <dc:date>2012-05-14T07:51:59</dc:date>
    <dc:creator>Bob Jacobsen</dc:creator>
    <dc:subject> </dc:subject>
    <meta:document-statistic meta:table-count="1" meta:image-count="1" meta:object-count="0" meta:page-count="6" meta:paragraph-count="93" meta:word-count="2225" meta:character-count="13960"/>
    <meta:user-defined meta:name="Info 1"/>
    <meta:user-defined meta:name="Info 2"/>
    <meta:user-defined meta:name="Info 3"/>
    <meta:user-defined meta:name="Info 4"/>
  </office:meta>
</office:document-meta>
</file>